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da31c" officeooo:paragraph-rsid="000da31c"/>
    </style:style>
    <style:style style:name="P2" style:family="paragraph" style:parent-style-name="Heading_20_4">
      <style:text-properties officeooo:rsid="000e5530" officeooo:paragraph-rsid="000e5530"/>
    </style:style>
    <style:style style:name="P3" style:family="paragraph" style:parent-style-name="Text_20_body">
      <style:text-properties officeooo:rsid="000da31c" officeooo:paragraph-rsid="000da31c"/>
    </style:style>
    <style:style style:name="P4" style:family="paragraph" style:parent-style-name="Text_20_body">
      <style:text-properties officeooo:rsid="000e5530" officeooo:paragraph-rsid="000e5530"/>
    </style:style>
    <style:style style:name="P5" style:family="paragraph" style:parent-style-name="Text_20_body">
      <style:text-properties officeooo:paragraph-rsid="000e553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DAP</text:h>
      <text:p text:style-name="P3">Das <text:span text:style-name="T1">Lightweight Directory Access Protocol</text:span> ist ein Netzwerkprotokoll zur Durchführung von Abfragen und Änderungen in einem verteilten Verzechnisdienst.</text:p>
      <text:p text:style-name="P3">Es stammt aus der TCP/IP-Protokollfamilie.</text:p>
      <text:p text:style-name="P3">LDAP ist das Protokoll das benutzt wird um mittels bestimmter Syntax Informationen eines LDAP-Verzeichnisses abzufragen. </text:p>
      <text:p text:style-name="P4">Der Port für unverschlüsselte Übertragung ist 389</text:p>
      <text:p text:style-name="P4">Der Port für Übertragung mit TLS ist 636</text:p>
      <text:p text:style-name="P4"/>
      <text:h text:style-name="P2" text:outline-level="4">Anwendungsfälle</text:h>
      <text:p text:style-name="P5"><text:s text:c="3"/>- Benutzerverwaltung</text:p>
      <text:p text:style-name="P5"><text:s text:c="3"/>- Systemverwaltung</text:p>
      <text:p text:style-name="P5"><text:s text:c="3"/>- Protokollzuordnung</text:p>
      <text:p text:style-name="P5"><text:s text:c="3"/>- RFC-Zuordnungen</text:p>
      <text:p text:style-name="P5"><text:s text:c="3"/>- NIS-Informationen</text:p>
      <text:p text:style-name="P5"><text:s text:c="3"/>- Boot-Informationen</text:p>
      <text:p text:style-name="P5"><text:s text:c="3"/>- Verwaltung von Mountpoints im Dateisystem</text:p>
      <text:p text:style-name="P5"><text:s text:c="3"/>- Organisation von Alias-Namen in E-Mail-Systemen</text:p>
      <text:p text:style-name="P5"><text:s text:c="3"/>- Verwaltung von DNS Zonendaten</text:p>
      <text:p text:style-name="P5"><text:s text:c="3"/>- Organisation von DHCP-Servern</text:p>
      <text:p text:style-name="P5"/>
      <text:p text:style-name="P4">Die bekannteste Implementierung des LDAP ist wahrscheinlich <text:span text:style-name="T2">Active Directory </text:span><text:span text:style-name="T3">von Microsoft</text:span></text:p>
      <text:h text:style-name="P2" text:outline-level="4">Aufbau des LDAP Datenmodell</text:h>
      <text:p text:style-name="P4">Das Datenmodell besteht aus Objekten. Hier gelten fast die gleichen Regeln der OOP. Das LDAP bildet Objekte ab und bringt diese miteinander in Beyiehung. Ein Objekt wird im LDAP Verzeichniseintrag genan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0T16:53:08.547000000</meta:creation-date>
    <dc:date>2021-02-10T17:13:44.924000000</dc:date>
    <meta:editing-duration>PT16S</meta:editing-duration>
    <meta:editing-cycles>1</meta:editing-cycles>
    <meta:document-statistic meta:table-count="0" meta:image-count="0" meta:object-count="0" meta:page-count="1" meta:paragraph-count="20" meta:word-count="134" meta:character-count="1042" meta:non-whitespace-character-count="896"/>
    <meta:generator>LibreOffice/6.4.1.2$Windows_X86_64 LibreOffice_project/4d224e95b98b138af42a64d84056446d09082932</meta:generator>
  </office:meta>
</office:document-meta>
</file>